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MS Mincho" svg:font-family="'MS Mincho'" style:font-family-generic="roma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1.8008in"/>
    </style:style>
    <style:style style:name="co5" style:family="table-column">
      <style:table-column-properties fo:break-before="auto" style:column-width="1.8543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154in"/>
    </style:style>
    <style:style style:name="co8" style:family="table-column">
      <style:table-column-properties fo:break-before="auto" style:column-width="1.361in"/>
    </style:style>
    <style:style style:name="co9" style:family="table-column">
      <style:table-column-properties fo:break-before="auto" style:column-width="2.0256in"/>
    </style:style>
    <style:style style:name="co10" style:family="table-column">
      <style:table-column-properties fo:break-before="auto" style:column-width="2.0366in"/>
    </style:style>
    <style:style style:name="co11" style:family="table-column">
      <style:table-column-properties fo:break-before="auto" style:column-width="1.8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2eaf1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2eaf1"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808080" fo:background-color="#d2eaf1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99pt solid #80808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Cambri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Cambri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80808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Cambri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99pt solid #80808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Liberation Serif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Cambri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99pt solid #80808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S Mincho" style:font-size-asian="11pt" style:language-asian="zh" style:country-asian="CN" style:font-style-asian="normal" style:font-weight-asian="normal" style:font-name-complex="Cambria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6311in" svg:height="5.5217in" svg:x="1.7504in" svg:y="2.6142in">
            <draw:object draw:notify-on-update-of-ranges="Sheet1.C1:Sheet1.C1 Sheet1.C2:Sheet1.C12 Sheet1.B2:Sheet1.B12 Sheet1.D1:Sheet1.D1 Sheet1.D2:Sheet1.D12 Sheet1.B2:Sheet1.B12 Sheet1.E1:Sheet1.E1 Sheet1.E2:Sheet1.E12 Sheet1.B2:Sheet1.B12 Sheet1.I1:Sheet1.I1 Sheet1.I2:Sheet1.I12 Sheet1.H2:Sheet1.H12 Sheet1.J1:Sheet1.J1 Sheet1.J2:Sheet1.J12 Sheet1.H2:Sheet1.H12 Sheet1.K1:Sheet1.K1 Sheet1.K2:Sheet1.K12 Sheet1.H2:Sheet1.H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column table:style-name="co7" table:default-cell-style-name="ce9"/>
        <table:table-column table:style-name="co8" table:default-cell-style-name="ce3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row table:style-name="ro1">
          <table:table-cell table:style-name="ce1" office:value-type="string" calcext:value-type="string">
            <text:p>Nº de Componentes</text:p>
          </table:table-cell>
          <table:table-cell table:style-name="ce1" office:value-type="string" calcext:value-type="string">
            <text:p>Bytes de un vector</text:p>
          </table:table-cell>
          <table:table-cell table:style-name="ce1" office:value-type="string" calcext:value-type="string">
            <text:p>PC Locales</text:p>
          </table:table-cell>
          <table:table-cell table:style-name="ce1" office:value-type="string" calcext:value-type="string">
            <text:p>PC Globales</text:p>
          </table:table-cell>
          <table:table-cell table:style-name="ce1" office:value-type="string" calcext:value-type="string">
            <text:p>PC Dinámicos</text:p>
          </table:table-cell>
          <table:table-cell/>
          <table:table-cell table:style-name="ce8" office:value-type="string" calcext:value-type="string">
            <text:p>Nº de Componentes</text:p>
          </table:table-cell>
          <table:table-cell table:style-name="ce8" office:value-type="string" calcext:value-type="string">
            <text:p>Bytes de un vector</text:p>
          </table:table-cell>
          <table:table-cell table:style-name="ce8" office:value-type="string" calcext:value-type="string">
            <text:p>Act Locales</text:p>
          </table:table-cell>
          <table:table-cell table:style-name="ce8" office:value-type="string" calcext:value-type="string">
            <text:p>Act Globales</text:p>
          </table:table-cell>
          <table:table-cell table:style-name="ce8" office:value-type="string" calcext:value-type="string">
            <text:p>Act Dinámicos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0185333" calcext:value-type="float">
            <text:p>0.000185333</text:p>
          </table:table-cell>
          <table:table-cell office:value-type="float" office:value="0.000836807" calcext:value-type="float">
            <text:p>0.000836807</text:p>
          </table:table-cell>
          <table:table-cell office:value-type="float" office:value="0.000822721" calcext:value-type="float">
            <text:p>0.000822721</text:p>
          </table:table-cell>
          <table:table-cell/>
          <table:table-cell office:value-type="float" office:value="65536" calcext:value-type="float">
            <text:p>65536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046988" calcext:value-type="float">
            <text:p>0.00046988</text:p>
          </table:table-cell>
          <table:table-cell office:value-type="float" office:value="0.000533418" calcext:value-type="float">
            <text:p>0.000533418</text:p>
          </table:table-cell>
          <table:table-cell office:value-type="float" office:value="0.00047698" calcext:value-type="float">
            <text:p>0.00047698</text:p>
          </table:table-cell>
        </table:table-row>
        <table:table-row table:style-name="ro1">
          <table:table-cell table:style-name="ce3" office:value-type="float" office:value="131072" calcext:value-type="float">
            <text:p>131072</text:p>
          </table:table-cell>
          <table:table-cell table:style-name="ce3" office:value-type="float" office:value="1048576" calcext:value-type="float">
            <text:p>1048576</text:p>
          </table:table-cell>
          <table:table-cell table:style-name="ce6" office:value-type="float" office:value="0.000374474" calcext:value-type="float">
            <text:p>0.000374474</text:p>
          </table:table-cell>
          <table:table-cell table:style-name="ce6" office:value-type="float" office:value="0.001427879" calcext:value-type="float">
            <text:p>0.001427879</text:p>
          </table:table-cell>
          <table:table-cell table:style-name="ce6" office:value-type="float" office:value="0.001625585" calcext:value-type="float">
            <text:p>0.001625585</text:p>
          </table:table-cell>
          <table:table-cell/>
          <table:table-cell office:value-type="float" office:value="131072" calcext:value-type="float">
            <text:p>13107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00949419" calcext:value-type="float">
            <text:p>0.000949419</text:p>
          </table:table-cell>
          <table:table-cell office:value-type="float" office:value="0.000501411" calcext:value-type="float">
            <text:p>0.000501411</text:p>
          </table:table-cell>
          <table:table-cell office:value-type="float" office:value="0.000969453" calcext:value-type="float">
            <text:p>0.00096945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.000773352" calcext:value-type="float">
            <text:p>0.000773352</text:p>
          </table:table-cell>
          <table:table-cell office:value-type="float" office:value="0.000768029" calcext:value-type="float">
            <text:p>0.000768029</text:p>
          </table:table-cell>
          <table:table-cell office:value-type="float" office:value="0.003280108" calcext:value-type="float">
            <text:p>0.003280108</text:p>
          </table:table-cell>
          <table:table-cell/>
          <table:table-cell office:value-type="float" office:value="262144" calcext:value-type="float">
            <text:p>262144</text:p>
          </table:table-cell>
          <table:table-cell office:value-type="float" office:value="2097152" calcext:value-type="float">
            <text:p>2097152</text:p>
          </table:table-cell>
          <table:table-cell office:value-type="float" office:value="0.001927723" calcext:value-type="float">
            <text:p>0.001927723</text:p>
          </table:table-cell>
          <table:table-cell office:value-type="float" office:value="0.001443806" calcext:value-type="float">
            <text:p>0.001443806</text:p>
          </table:table-cell>
          <table:table-cell office:value-type="float" office:value="0.001926171" calcext:value-type="float">
            <text:p>0.001926171</text:p>
          </table:table-cell>
        </table:table-row>
        <table:table-row table:style-name="ro1">
          <table:table-cell table:style-name="ce3" office:value-type="float" office:value="524288" calcext:value-type="float">
            <text:p>524288</text:p>
          </table:table-cell>
          <table:table-cell table:style-name="ce3" office:value-type="float" office:value="4194304" calcext:value-type="float">
            <text:p>4194304</text:p>
          </table:table-cell>
          <table:table-cell table:style-name="ce6"/>
          <table:table-cell table:style-name="ce6" office:value-type="float" office:value="0.001677206" calcext:value-type="float">
            <text:p>0.001677206</text:p>
          </table:table-cell>
          <table:table-cell table:style-name="ce6" office:value-type="float" office:value="0.003629774" calcext:value-type="float">
            <text:p>0.003629774</text:p>
          </table:table-cell>
          <table:table-cell/>
          <table:table-cell office:value-type="float" office:value="524288" calcext:value-type="float">
            <text:p>524288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float" office:value="0.002672802" calcext:value-type="float">
            <text:p>0.002672802</text:p>
          </table:table-cell>
          <table:table-cell office:value-type="float" office:value="0.002922315" calcext:value-type="float">
            <text:p>0.00292231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388608" calcext:value-type="float">
            <text:p>8388608</text:p>
          </table:table-cell>
          <table:table-cell/>
          <table:table-cell office:value-type="float" office:value="0.003488509" calcext:value-type="float">
            <text:p>0.003488509</text:p>
          </table:table-cell>
          <table:table-cell office:value-type="float" office:value="0.003402065" calcext:value-type="float">
            <text:p>0.003402065</text:p>
          </table:table-cell>
          <table:table-cell/>
          <table:table-cell office:value-type="float" office:value="1048576" calcext:value-type="float">
            <text:p>1048576</text:p>
          </table:table-cell>
          <table:table-cell office:value-type="float" office:value="8388608" calcext:value-type="float">
            <text:p>8388608</text:p>
          </table:table-cell>
          <table:table-cell/>
          <table:table-cell office:value-type="float" office:value="0.005048249" calcext:value-type="float">
            <text:p>0.005048249</text:p>
          </table:table-cell>
          <table:table-cell office:value-type="float" office:value="0.005638412" calcext:value-type="float">
            <text:p>0.005638412</text:p>
          </table:table-cell>
        </table:table-row>
        <table:table-row table:style-name="ro1">
          <table:table-cell table:style-name="ce3" office:value-type="float" office:value="2097152" calcext:value-type="float">
            <text:p>2097152</text:p>
          </table:table-cell>
          <table:table-cell table:style-name="ce3" office:value-type="float" office:value="16777216" calcext:value-type="float">
            <text:p>16777216</text:p>
          </table:table-cell>
          <table:table-cell table:style-name="ce6"/>
          <table:table-cell table:style-name="ce6" office:value-type="float" office:value="0.006330935" calcext:value-type="float">
            <text:p>0.006330935</text:p>
          </table:table-cell>
          <table:table-cell table:style-name="ce6" office:value-type="float" office:value="0.006432131" calcext:value-type="float">
            <text:p>0.006432131</text:p>
          </table:table-cell>
          <table:table-cell/>
          <table:table-cell office:value-type="float" office:value="2097152" calcext:value-type="float">
            <text:p>2097152</text:p>
          </table:table-cell>
          <table:table-cell office:value-type="float" office:value="16777216" calcext:value-type="float">
            <text:p>16777216</text:p>
          </table:table-cell>
          <table:table-cell/>
          <table:table-cell office:value-type="float" office:value="0.009445219" calcext:value-type="float">
            <text:p>0.009445219</text:p>
          </table:table-cell>
          <table:table-cell office:value-type="float" office:value="0.010183107" calcext:value-type="float">
            <text:p>0.01018310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float" office:value="0.012337079" calcext:value-type="float">
            <text:p>0.012337079</text:p>
          </table:table-cell>
          <table:table-cell office:value-type="float" office:value="0.012674681" calcext:value-type="float">
            <text:p>0.012674681</text:p>
          </table:table-cell>
          <table:table-cell/>
          <table:table-cell office:value-type="float" office:value="4194304" calcext:value-type="float">
            <text:p>4194304</text:p>
          </table:table-cell>
          <table:table-cell office:value-type="float" office:value="33554432" calcext:value-type="float">
            <text:p>33554432</text:p>
          </table:table-cell>
          <table:table-cell/>
          <table:table-cell office:value-type="float" office:value="0.017203228" calcext:value-type="float">
            <text:p>0.017203228</text:p>
          </table:table-cell>
          <table:table-cell office:value-type="float" office:value="0.017478647" calcext:value-type="float">
            <text:p>0.017478647</text:p>
          </table:table-cell>
        </table:table-row>
        <table:table-row table:style-name="ro1">
          <table:table-cell table:style-name="ce3" office:value-type="float" office:value="8388608" calcext:value-type="float">
            <text:p>8388608</text:p>
          </table:table-cell>
          <table:table-cell table:style-name="ce3" office:value-type="float" office:value="67108864" calcext:value-type="float">
            <text:p>67108864</text:p>
          </table:table-cell>
          <table:table-cell table:style-name="ce6"/>
          <table:table-cell table:style-name="ce6" office:value-type="float" office:value="0.024491092" calcext:value-type="float">
            <text:p>0.024491092</text:p>
          </table:table-cell>
          <table:table-cell table:style-name="ce6" office:value-type="float" office:value="0.024870503" calcext:value-type="float">
            <text:p>0.024870503</text:p>
          </table:table-cell>
          <table:table-cell/>
          <table:table-cell office:value-type="float" office:value="8388608" calcext:value-type="float">
            <text:p>8388608</text:p>
          </table:table-cell>
          <table:table-cell office:value-type="float" office:value="67108864" calcext:value-type="float">
            <text:p>67108864</text:p>
          </table:table-cell>
          <table:table-cell/>
          <table:table-cell office:value-type="float" office:value="0.031770185" calcext:value-type="float">
            <text:p>0.031770185</text:p>
          </table:table-cell>
          <table:table-cell office:value-type="float" office:value="0.031854215" calcext:value-type="float">
            <text:p>0.031854215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34217728" calcext:value-type="float">
            <text:p>134217728</text:p>
          </table:table-cell>
          <table:table-cell/>
          <table:table-cell office:value-type="float" office:value="0.049214787" calcext:value-type="float">
            <text:p>0.049214787</text:p>
          </table:table-cell>
          <table:table-cell office:value-type="float" office:value="0.048365906" calcext:value-type="float">
            <text:p>0.048365906</text:p>
          </table:table-cell>
          <table:table-cell/>
          <table:table-cell office:value-type="float" office:value="16777216" calcext:value-type="float">
            <text:p>16777216</text:p>
          </table:table-cell>
          <table:table-cell office:value-type="float" office:value="134217728" calcext:value-type="float">
            <text:p>134217728</text:p>
          </table:table-cell>
          <table:table-cell/>
          <table:table-cell office:value-type="float" office:value="0.062925531" calcext:value-type="float">
            <text:p>0.062925531</text:p>
          </table:table-cell>
          <table:table-cell office:value-type="float" office:value="0.062850426" calcext:value-type="float">
            <text:p>0.062850426</text:p>
          </table:table-cell>
        </table:table-row>
        <table:table-row table:style-name="ro1">
          <table:table-cell table:style-name="ce3" office:value-type="float" office:value="33554432" calcext:value-type="float">
            <text:p>33554432</text:p>
          </table:table-cell>
          <table:table-cell table:style-name="ce3" office:value-type="float" office:value="268435456" calcext:value-type="float">
            <text:p>268435456</text:p>
          </table:table-cell>
          <table:table-cell table:style-name="ce6"/>
          <table:table-cell table:style-name="ce6" office:value-type="float" office:value="0.101211735" calcext:value-type="float">
            <text:p>0.101211735</text:p>
          </table:table-cell>
          <table:table-cell table:style-name="ce6" office:value-type="float" office:value="0.096980042" calcext:value-type="float">
            <text:p>0.096980042</text:p>
          </table:table-cell>
          <table:table-cell/>
          <table:table-cell office:value-type="float" office:value="33554432" calcext:value-type="float">
            <text:p>33554432</text:p>
          </table:table-cell>
          <table:table-cell office:value-type="float" office:value="268435456" calcext:value-type="float">
            <text:p>268435456</text:p>
          </table:table-cell>
          <table:table-cell/>
          <table:table-cell office:value-type="float" office:value="0.124363871" calcext:value-type="float">
            <text:p>0.124363871</text:p>
          </table:table-cell>
          <table:table-cell office:value-type="float" office:value="0.124906717" calcext:value-type="float">
            <text:p>0.124906717</text:p>
          </table:table-cell>
        </table:table-row>
        <table:table-row table:style-name="ro1">
          <table:table-cell table:style-name="ce4" office:value-type="float" office:value="67108864" calcext:value-type="float">
            <text:p>67108864</text:p>
          </table:table-cell>
          <table:table-cell table:style-name="ce4" office:value-type="float" office:value="536870912" calcext:value-type="float">
            <text:p>536870912</text:p>
          </table:table-cell>
          <table:table-cell table:style-name="ce7"/>
          <table:table-cell table:style-name="ce7" office:value-type="float" office:value="0.099688264" calcext:value-type="float">
            <text:p>0.099688264</text:p>
          </table:table-cell>
          <table:table-cell table:style-name="ce7" office:value-type="float" office:value="0.197386116" calcext:value-type="float">
            <text:p>0.197386116</text:p>
          </table:table-cell>
          <table:table-cell/>
          <table:table-cell table:style-name="ce10" office:value-type="float" office:value="67108864" calcext:value-type="float">
            <text:p>67108864</text:p>
          </table:table-cell>
          <table:table-cell table:style-name="ce11" office:value-type="float" office:value="536870912" calcext:value-type="float">
            <text:p>536870912</text:p>
          </table:table-cell>
          <table:table-cell table:style-name="ce13"/>
          <table:table-cell table:style-name="ce13" office:value-type="float" office:value="0.1224467341" calcext:value-type="float">
            <text:p>0.1224467341</text:p>
          </table:table-cell>
          <table:table-cell table:style-name="ce13" office:value-type="float" office:value="0.248805019" calcext:value-type="float">
            <text:p>0.2488050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MS Mincho" svg:font-family="'MS Mincho'" style:font-family-generic="roman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3T20:10:09.321072064</meta:creation-date>
    <dc:date>2022-03-03T20:29:43.919620370</dc:date>
    <meta:editing-duration>PT8M24S</meta:editing-duration>
    <meta:editing-cycles>1</meta:editing-cycles>
    <meta:document-statistic meta:table-count="1" meta:cell-count="104" meta:object-count="1"/>
    <meta:generator>LibreOffice/7.3.0.3$Linux_X86_64 LibreOffice_project/0f246aa12d0eee4a0f7adcefbf7c878fc2238db3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draw:stroke="dash" draw:stroke-dash="Dot"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draw:stroke="dash" draw:stroke-dash="Dot"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stroke-dash="Dot"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dash" draw:stroke-dash="Dot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04cm" svg:height="14.026cm" xlink:href=".." xlink:type="simple" chart:class="chart:scatter" chart:style-name="ch1">
        <chart:legend chart:legend-position="end" svg:x="24cm" svg:y="5.469cm" style:legend-expansion="high" chart:style-name="ch2"/>
        <chart:plot-area chart:style-name="ch3" table:cell-range-address="Sheet1.B2:Sheet1.E12 Sheet1.C1:Sheet1.E1 Sheet1.I1:Sheet1.K12" chart:data-source-has-labels="row" svg:x="0.54cm" svg:y="0.28cm" svg:width="22.92cm" svg:height="13.466cm">
          <chart:coordinate-region svg:x="1.823cm" svg:y="0.479cm" svg:width="20.709cm" svg:height="12.6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2" chart:label-cell-address="Sheet1.C1:Sheet1.C1" chart:class="chart:scatter">
            <chart:domain table:cell-range-address="Sheet1.B2:Sheet1.B12"/>
            <chart:data-point chart:repeated="11"/>
          </chart:series>
          <chart:series chart:style-name="ch8" chart:values-cell-range-address="Sheet1.D2:Sheet1.D12" chart:label-cell-address="Sheet1.D1:Sheet1.D1" chart:class="chart:scatter">
            <chart:data-point chart:repeated="11"/>
          </chart:series>
          <chart:series chart:style-name="ch9" chart:values-cell-range-address="Sheet1.E2:Sheet1.E12" chart:label-cell-address="Sheet1.E1:Sheet1.E1" chart:class="chart:scatter">
            <chart:data-point chart:repeated="11"/>
          </chart:series>
          <chart:series chart:style-name="ch10" chart:values-cell-range-address="Sheet1.I2:Sheet1.I12" chart:label-cell-address="Sheet1.I1:Sheet1.I1" chart:class="chart:scatter">
            <chart:domain table:cell-range-address="Sheet1.H2:Sheet1.H12"/>
            <chart:data-point chart:repeated="11"/>
          </chart:series>
          <chart:series chart:style-name="ch11" chart:values-cell-range-address="Sheet1.J2:Sheet1.J12" chart:label-cell-address="Sheet1.J1:Sheet1.J1" chart:class="chart:scatter">
            <chart:domain table:cell-range-address="Sheet1.H2:Sheet1.H12"/>
            <chart:data-point chart:repeated="11"/>
          </chart:series>
          <chart:series chart:style-name="ch12" chart:values-cell-range-address="Sheet1.K2:Sheet1.K12" chart:label-cell-address="Sheet1.K1:Sheet1.K1" chart:class="chart:scatter">
            <chart:domain table:cell-range-address="Sheet1.H2:Sheet1.H12"/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C Locales</text:p>
                <draw:g>
                  <svg:desc>Sheet1.C1:Sheet1.C1</svg:desc>
                </draw:g>
              </table:table-cell>
              <table:table-cell office:value-type="string">
                <text:p>PC Globales</text:p>
                <draw:g>
                  <svg:desc>Sheet1.D1:Sheet1.D1</svg:desc>
                </draw:g>
              </table:table-cell>
              <table:table-cell office:value-type="string">
                <text:p>PC Dinámicos</text:p>
                <draw:g>
                  <svg:desc>Sheet1.E1:Sheet1.E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ct Locales</text:p>
                <draw:g>
                  <svg:desc>Sheet1.I1:Sheet1.I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ct Globales</text:p>
                <draw:g>
                  <svg:desc>Sheet1.J1:Sheet1.J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Act Dinámicos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4288">
                <text:p>524288</text:p>
                <draw:g>
                  <svg:desc>Sheet1.B2:Sheet1.B12</svg:desc>
                </draw:g>
              </table:table-cell>
              <table:table-cell office:value-type="float" office:value="0.000185333">
                <text:p>0.000185333</text:p>
                <draw:g>
                  <svg:desc>Sheet1.C2:Sheet1.C12</svg:desc>
                </draw:g>
              </table:table-cell>
              <table:table-cell office:value-type="float" office:value="0.000836807">
                <text:p>0.000836807</text:p>
                <draw:g>
                  <svg:desc>Sheet1.D2:Sheet1.D12</svg:desc>
                </draw:g>
              </table:table-cell>
              <table:table-cell office:value-type="float" office:value="0.000822721">
                <text:p>0.000822721</text:p>
                <draw:g>
                  <svg:desc>Sheet1.E2:Sheet1.E12</svg:desc>
                </draw:g>
              </table:table-cell>
              <table:table-cell office:value-type="float" office:value="524288">
                <text:p>524288</text:p>
                <draw:g>
                  <svg:desc>Sheet1.H2:Sheet1.H12</svg:desc>
                </draw:g>
              </table:table-cell>
              <table:table-cell office:value-type="float" office:value="0.00046988">
                <text:p>0.00046988</text:p>
                <draw:g>
                  <svg:desc>Sheet1.I2:Sheet1.I12</svg:desc>
                </draw:g>
              </table:table-cell>
              <table:table-cell office:value-type="float" office:value="524288">
                <text:p>524288</text:p>
                <draw:g>
                  <svg:desc>Sheet1.H2:Sheet1.H12</svg:desc>
                </draw:g>
              </table:table-cell>
              <table:table-cell office:value-type="float" office:value="0.000533418">
                <text:p>0.000533418</text:p>
                <draw:g>
                  <svg:desc>Sheet1.J2:Sheet1.J12</svg:desc>
                </draw:g>
              </table:table-cell>
              <table:table-cell office:value-type="float" office:value="524288">
                <text:p>524288</text:p>
                <draw:g>
                  <svg:desc>Sheet1.H2:Sheet1.H12</svg:desc>
                </draw:g>
              </table:table-cell>
              <table:table-cell office:value-type="float" office:value="0.00047698">
                <text:p>0.00047698</text:p>
                <draw:g>
                  <svg:desc>Sheet1.K2:Sheet1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48576">
                <text:p>1048576</text:p>
              </table:table-cell>
              <table:table-cell office:value-type="float" office:value="0.000374474">
                <text:p>0.000374474</text:p>
              </table:table-cell>
              <table:table-cell office:value-type="float" office:value="0.001427879">
                <text:p>0.001427879</text:p>
              </table:table-cell>
              <table:table-cell office:value-type="float" office:value="0.001625585">
                <text:p>0.001625585</text:p>
              </table:table-cell>
              <table:table-cell office:value-type="float" office:value="1048576">
                <text:p>1048576</text:p>
              </table:table-cell>
              <table:table-cell office:value-type="float" office:value="0.000949419">
                <text:p>0.000949419</text:p>
              </table:table-cell>
              <table:table-cell office:value-type="float" office:value="1048576">
                <text:p>1048576</text:p>
              </table:table-cell>
              <table:table-cell office:value-type="float" office:value="0.000501411">
                <text:p>0.000501411</text:p>
              </table:table-cell>
              <table:table-cell office:value-type="float" office:value="1048576">
                <text:p>1048576</text:p>
              </table:table-cell>
              <table:table-cell office:value-type="float" office:value="0.000969453">
                <text:p>0.0009694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97152">
                <text:p>2097152</text:p>
              </table:table-cell>
              <table:table-cell office:value-type="float" office:value="0.000773352">
                <text:p>0.000773352</text:p>
              </table:table-cell>
              <table:table-cell office:value-type="float" office:value="0.000768029">
                <text:p>0.000768029</text:p>
              </table:table-cell>
              <table:table-cell office:value-type="float" office:value="0.003280108">
                <text:p>0.003280108</text:p>
              </table:table-cell>
              <table:table-cell office:value-type="float" office:value="2097152">
                <text:p>2097152</text:p>
              </table:table-cell>
              <table:table-cell office:value-type="float" office:value="0.001927723">
                <text:p>0.001927723</text:p>
              </table:table-cell>
              <table:table-cell office:value-type="float" office:value="2097152">
                <text:p>2097152</text:p>
              </table:table-cell>
              <table:table-cell office:value-type="float" office:value="0.001443806">
                <text:p>0.001443806</text:p>
              </table:table-cell>
              <table:table-cell office:value-type="float" office:value="2097152">
                <text:p>2097152</text:p>
              </table:table-cell>
              <table:table-cell office:value-type="float" office:value="0.001926171">
                <text:p>0.001926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0.001677206">
                <text:p>0.001677206</text:p>
              </table:table-cell>
              <table:table-cell office:value-type="float" office:value="0.003629774">
                <text:p>0.003629774</text:p>
              </table:table-cell>
              <table:table-cell office:value-type="float" office:value="4194304">
                <text:p>4194304</text:p>
              </table:table-cell>
              <table:table-cell office:value-type="float" office:value="NaN">
                <text:p>NaN</text:p>
              </table:table-cell>
              <table:table-cell office:value-type="float" office:value="4194304">
                <text:p>4194304</text:p>
              </table:table-cell>
              <table:table-cell office:value-type="float" office:value="0.002672802">
                <text:p>0.002672802</text:p>
              </table:table-cell>
              <table:table-cell office:value-type="float" office:value="4194304">
                <text:p>4194304</text:p>
              </table:table-cell>
              <table:table-cell office:value-type="float" office:value="0.002922315">
                <text:p>0.002922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0.003488509">
                <text:p>0.003488509</text:p>
              </table:table-cell>
              <table:table-cell office:value-type="float" office:value="0.003402065">
                <text:p>0.003402065</text:p>
              </table:table-cell>
              <table:table-cell office:value-type="float" office:value="8388608">
                <text:p>8388608</text:p>
              </table:table-cell>
              <table:table-cell office:value-type="float" office:value="NaN">
                <text:p>NaN</text:p>
              </table:table-cell>
              <table:table-cell office:value-type="float" office:value="8388608">
                <text:p>8388608</text:p>
              </table:table-cell>
              <table:table-cell office:value-type="float" office:value="0.005048249">
                <text:p>0.005048249</text:p>
              </table:table-cell>
              <table:table-cell office:value-type="float" office:value="8388608">
                <text:p>8388608</text:p>
              </table:table-cell>
              <table:table-cell office:value-type="float" office:value="0.005638412">
                <text:p>0.005638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0.006330935">
                <text:p>0.006330935</text:p>
              </table:table-cell>
              <table:table-cell office:value-type="float" office:value="0.006432131">
                <text:p>0.006432131</text:p>
              </table:table-cell>
              <table:table-cell office:value-type="float" office:value="16777216">
                <text:p>16777216</text:p>
              </table:table-cell>
              <table:table-cell office:value-type="float" office:value="NaN">
                <text:p>NaN</text:p>
              </table:table-cell>
              <table:table-cell office:value-type="float" office:value="16777216">
                <text:p>16777216</text:p>
              </table:table-cell>
              <table:table-cell office:value-type="float" office:value="0.009445219">
                <text:p>0.009445219</text:p>
              </table:table-cell>
              <table:table-cell office:value-type="float" office:value="16777216">
                <text:p>16777216</text:p>
              </table:table-cell>
              <table:table-cell office:value-type="float" office:value="0.010183107">
                <text:p>0.010183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0.012337079">
                <text:p>0.012337079</text:p>
              </table:table-cell>
              <table:table-cell office:value-type="float" office:value="0.012674681">
                <text:p>0.012674681</text:p>
              </table:table-cell>
              <table:table-cell office:value-type="float" office:value="33554432">
                <text:p>33554432</text:p>
              </table:table-cell>
              <table:table-cell office:value-type="float" office:value="NaN">
                <text:p>NaN</text:p>
              </table:table-cell>
              <table:table-cell office:value-type="float" office:value="33554432">
                <text:p>33554432</text:p>
              </table:table-cell>
              <table:table-cell office:value-type="float" office:value="0.017203228">
                <text:p>0.017203228</text:p>
              </table:table-cell>
              <table:table-cell office:value-type="float" office:value="33554432">
                <text:p>33554432</text:p>
              </table:table-cell>
              <table:table-cell office:value-type="float" office:value="0.017478647">
                <text:p>0.017478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0.024491092">
                <text:p>0.024491092</text:p>
              </table:table-cell>
              <table:table-cell office:value-type="float" office:value="0.024870503">
                <text:p>0.024870503</text:p>
              </table:table-cell>
              <table:table-cell office:value-type="float" office:value="67108864">
                <text:p>67108864</text:p>
              </table:table-cell>
              <table:table-cell office:value-type="float" office:value="NaN">
                <text:p>NaN</text:p>
              </table:table-cell>
              <table:table-cell office:value-type="float" office:value="67108864">
                <text:p>67108864</text:p>
              </table:table-cell>
              <table:table-cell office:value-type="float" office:value="0.031770185">
                <text:p>0.031770185</text:p>
              </table:table-cell>
              <table:table-cell office:value-type="float" office:value="67108864">
                <text:p>67108864</text:p>
              </table:table-cell>
              <table:table-cell office:value-type="float" office:value="0.031854215">
                <text:p>0.031854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0.049214787">
                <text:p>0.049214787</text:p>
              </table:table-cell>
              <table:table-cell office:value-type="float" office:value="0.048365906">
                <text:p>0.048365906</text:p>
              </table:table-cell>
              <table:table-cell office:value-type="float" office:value="134217728">
                <text:p>134217728</text:p>
              </table:table-cell>
              <table:table-cell office:value-type="float" office:value="NaN">
                <text:p>NaN</text:p>
              </table:table-cell>
              <table:table-cell office:value-type="float" office:value="134217728">
                <text:p>134217728</text:p>
              </table:table-cell>
              <table:table-cell office:value-type="float" office:value="0.062925531">
                <text:p>0.062925531</text:p>
              </table:table-cell>
              <table:table-cell office:value-type="float" office:value="134217728">
                <text:p>134217728</text:p>
              </table:table-cell>
              <table:table-cell office:value-type="float" office:value="0.062850426">
                <text:p>0.0628504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0.101211735">
                <text:p>0.101211735</text:p>
              </table:table-cell>
              <table:table-cell office:value-type="float" office:value="0.096980042">
                <text:p>0.096980042</text:p>
              </table:table-cell>
              <table:table-cell office:value-type="float" office:value="268435456">
                <text:p>268435456</text:p>
              </table:table-cell>
              <table:table-cell office:value-type="float" office:value="NaN">
                <text:p>NaN</text:p>
              </table:table-cell>
              <table:table-cell office:value-type="float" office:value="268435456">
                <text:p>268435456</text:p>
              </table:table-cell>
              <table:table-cell office:value-type="float" office:value="0.124363871">
                <text:p>0.124363871</text:p>
              </table:table-cell>
              <table:table-cell office:value-type="float" office:value="268435456">
                <text:p>268435456</text:p>
              </table:table-cell>
              <table:table-cell office:value-type="float" office:value="0.124906717">
                <text:p>0.1249067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0.099688264">
                <text:p>0.099688264</text:p>
              </table:table-cell>
              <table:table-cell office:value-type="float" office:value="0.197386116">
                <text:p>0.197386116</text:p>
              </table:table-cell>
              <table:table-cell office:value-type="float" office:value="536870912">
                <text:p>536870912</text:p>
              </table:table-cell>
              <table:table-cell office:value-type="float" office:value="NaN">
                <text:p>NaN</text:p>
              </table:table-cell>
              <table:table-cell office:value-type="float" office:value="536870912">
                <text:p>536870912</text:p>
              </table:table-cell>
              <table:table-cell office:value-type="float" office:value="0.1224467341">
                <text:p>0.1224467341</text:p>
              </table:table-cell>
              <table:table-cell office:value-type="float" office:value="536870912">
                <text:p>536870912</text:p>
              </table:table-cell>
              <table:table-cell office:value-type="float" office:value="0.248805019">
                <text:p>0.248805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0f246aa12d0eee4a0f7adcefbf7c878fc2238db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ot" draw:style="rect" draw:dots1="1" draw:dots1-length="100%" draw:distance="100%"/>
  </office:styles>
</office:document-styles>
</file>